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75cm" svg:height="2.8cm" svg:x="27.825cm" svg:y="24.45cm">
          <text:p text:style-name="P1">file_blocks_receiv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4.8cm" svg:height="3.2cm" svg:x="11.55cm" svg:y="18.762cm">
          <text:p text:style-name="P1">queue_raw_in </text:p>
          <text:p text:style-name="P1">(thread saf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.8cm" svg:height="3.2cm" svg:x="21.2cm" svg:y="5.225cm">
          <text:p text:style-name="P1">queue_raw_in </text:p>
          <text:p text:style-name="P1">(thread saf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95cm" svg:y1="16.26cm" svg:x2="13.95cm" svg:y2="18.762cm" draw:start-shape="id1" draw:start-glue-point="2" draw:end-shape="id2" draw:end-glue-point="4" svg:d="m13950 16260v2502" svg:viewBox="0 0 1 2503">
          <text:p/>
        </draw:connector>
        <draw:connector draw:style-name="gr4" draw:text-style-name="P1" draw:layer="layout" draw:type="curve" svg:x1="23.6cm" svg:y1="8.425cm" svg:x2="23.6cm" svg:y2="10.009cm" draw:start-shape="id3" draw:start-glue-point="8" draw:end-shape="id4" draw:end-glue-point="0" svg:d="m23600 8425v1584" svg:viewBox="0 0 1 1585">
          <text:p/>
        </draw:connector>
        <draw:custom-shape draw:style-name="gr1" draw:text-style-name="P1" xml:id="id6" draw:id="id6" draw:layer="layout" svg:width="4.8cm" svg:height="3.2cm" svg:x="21.2cm" svg:y="18.762cm">
          <text:p text:style-name="P1">queue_JSON </text:p>
          <text:p text:style-name="P1">(thread saf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3.6cm" svg:y1="16.26cm" svg:x2="23.6cm" svg:y2="18.762cm" draw:start-shape="id5" draw:start-glue-point="2" draw:end-shape="id6" draw:end-glue-point="4" svg:d="m23600 16260v2502" svg:viewBox="0 0 1 2503">
          <text:p/>
        </draw:connector>
        <draw:custom-shape draw:style-name="gr1" draw:text-style-name="P1" xml:id="id7" draw:id="id7" draw:layer="layout" svg:width="4.8cm" svg:height="3.2cm" svg:x="29.562cm" svg:y="5.225cm">
          <text:p text:style-name="P1">queue_JSON </text:p>
          <text:p text:style-name="P1">(thread saf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125cm" svg:height="2.8cm" svg:x="27.9cm" svg:y="26.7cm">
          <text:p text:style-name="P1">machine_ID-&gt;</text:p>
          <text:p text:style-name="P1">machine_addres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cm" svg:height="2.8cm" svg:x="20.1cm" svg:y="24.45cm">
          <text:p text:style-name="P1">address-&gt;ke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curve" svg:x1="31.962cm" svg:y1="8.425cm" svg:x2="31.962cm" svg:y2="10.009cm" draw:start-shape="id7" draw:start-glue-point="8" draw:end-shape="id8" svg:d="m31962 8425v1584" svg:viewBox="0 0 1 1585">
          <text:p/>
        </draw:connector>
        <draw:custom-shape draw:style-name="gr1" draw:text-style-name="P1" xml:id="id10" draw:id="id10" draw:layer="layout" svg:width="4.8cm" svg:height="3.2cm" svg:x="29.562cm" svg:y="18.762cm">
          <text:p text:style-name="P1">queue_raw_out </text:p>
          <text:p text:style-name="P1">(thread saf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31.962cm" svg:y1="16.26cm" svg:x2="31.962cm" svg:y2="18.762cm" draw:start-shape="id9" draw:start-glue-point="2" draw:end-shape="id10" draw:end-glue-point="4" svg:d="m31962 16260v2502" svg:viewBox="0 0 1 2503">
          <text:p/>
        </draw:connector>
        <draw:connector draw:style-name="gr3" draw:text-style-name="P1" draw:layer="layout" draw:type="curve" svg:x1="13.95cm" svg:y1="8.425cm" svg:x2="13.95cm" svg:y2="10.009cm" draw:start-shape="id11" draw:start-glue-point="8" draw:end-shape="id12" draw:end-glue-point="0" svg:d="m13950 8425v1584" svg:viewBox="0 0 1 1585">
          <text:p/>
        </draw:connector>
        <draw:custom-shape draw:style-name="gr1" draw:text-style-name="P1" xml:id="id13" draw:id="id13" draw:layer="layout" svg:width="4.8cm" svg:height="3.2cm" svg:x="37.2cm" svg:y="5.225cm">
          <text:p text:style-name="P1">queue_raw_out </text:p>
          <text:p text:style-name="P1">(thread saf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39.6cm" svg:y1="8.425cm" svg:x2="39.6cm" svg:y2="10.009cm" draw:start-shape="id13" draw:start-glue-point="8" draw:end-shape="id14" draw:end-glue-point="0" svg:d="m39600 8425v1584" svg:viewBox="0 0 1 1585">
          <text:p/>
        </draw:connector>
        <draw:custom-shape draw:style-name="gr1" draw:text-style-name="P1" xml:id="id4" draw:id="id4" draw:layer="layout" svg:width="4.7cm" svg:height="2cm" svg:x="21.25cm" svg:y="10.009cm">
          <text:p text:style-name="P1">Decrypt bytes </text:p>
          <text:p text:style-name="P1">if necess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2cm" svg:height="2cm" svg:x="21cm" svg:y="14.26cm">
          <text:p text:style-name="P1">Put in JSON-like</text:p>
          <text:p text:style-name="P1"><text:s/>format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6.5cm" svg:height="2cm" svg:x="10.7cm" svg:y="10.009cm">
          <text:p text:style-name="P1">Select.select() on </text:p>
          <text:p text:style-name="P1">any potential sockets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9cm" svg:height="2cm" svg:x="10cm" svg:y="14.26cm">
          <text:p text:style-name="P1">Read bytes and address</text:p>
          <text:p text:style-name="P1">and push to queue_ra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.95cm" svg:y1="12.009cm" svg:x2="13.95cm" svg:y2="14.26cm" draw:start-shape="id12" draw:start-glue-point="2" draw:end-shape="id1" draw:end-glue-point="0" svg:d="m13950 12009v2251" svg:viewBox="0 0 1 2252">
          <text:p/>
        </draw:connector>
        <draw:connector draw:style-name="gr4" draw:text-style-name="P1" draw:layer="layout" draw:type="curve" svg:x1="23.6cm" svg:y1="12.009cm" svg:x2="23.6cm" svg:y2="14.26cm" draw:start-shape="id4" draw:start-glue-point="2" draw:end-shape="id5" draw:end-glue-point="0" svg:d="m23600 12009v2251" svg:viewBox="0 0 1 2252">
          <text:p/>
        </draw:connector>
        <draw:custom-shape draw:style-name="gr1" draw:text-style-name="P1" xml:id="id8" draw:id="id8" draw:layer="layout" svg:width="6.23cm" svg:height="2cm" svg:x="28.847cm" svg:y="10.009cm">
          <text:p text:style-name="P1">Process JSON </text:p>
          <text:p text:style-name="P1">request or respons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cm" svg:height="2cm" svg:x="29.462cm" svg:y="14.26cm">
          <text:p text:style-name="P1">Send response </text:p>
          <text:p text:style-name="P1">if neede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1.962cm" svg:y1="12.009cm" svg:x2="31.962cm" svg:y2="14.26cm" draw:start-shape="id8" draw:start-glue-point="2" draw:end-shape="id9" draw:end-glue-point="0" svg:d="m31962 12009v2251" svg:viewBox="0 0 1 2252">
          <text:p/>
        </draw:connector>
        <draw:custom-shape draw:style-name="gr1" draw:text-style-name="P1" xml:id="id14" draw:id="id14" draw:layer="layout" svg:width="4.7cm" svg:height="2cm" svg:x="37.25cm" svg:y="10.009cm">
          <text:p text:style-name="P1">Encrypt bytes </text:p>
          <text:p text:style-name="P1">if necess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.5cm" svg:height="2cm" svg:x="36.85cm" svg:y="14.26cm">
          <text:p text:style-name="P1">Socket.send_to(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9.6cm" svg:y1="12.009cm" svg:x2="39.6cm" svg:y2="14.26cm" draw:start-shape="id14" draw:start-glue-point="2" draw:end-shape="id15" draw:end-glue-point="0" svg:d="m39600 12009v2251" svg:viewBox="0 0 1 2252">
          <text:p/>
        </draw:connector>
        <draw:connector draw:style-name="gr4" draw:text-style-name="P1" draw:layer="layout" draw:type="curve" svg:x1="39.6cm" svg:y1="16.26cm" svg:x2="39.6cm" svg:y2="18.762cm" draw:start-shape="id15" draw:start-glue-point="2" draw:end-shape="id16" draw:end-glue-point="4" svg:d="m39600 16260v2502" svg:viewBox="0 0 1 2503">
          <text:p/>
        </draw:connector>
        <draw:custom-shape draw:style-name="gr1" draw:text-style-name="P1" draw:layer="layout" svg:width="7cm" svg:height="2.8cm" svg:x="10.45cm" svg:y="24.45cm">
          <text:p text:style-name="P1">Potential socke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cm" svg:height="2.8cm" svg:x="28.462cm" svg:y="29.1cm">
          <text:p text:style-name="P1">share_ID-&gt;</text:p>
          <text:p text:style-name="P1">machine_I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cm" svg:height="2.8cm" svg:x="28.462cm" svg:y="31.5cm">
          <text:p text:style-name="P1">share_ID-&gt;ke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cm" svg:height="2.8cm" svg:x="36.6cm" svg:y="24.45cm">
          <text:p text:style-name="P1">address-&gt;ke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11" draw:id="id11" draw:layer="layout" svg:width="4.8cm" svg:height="3.2cm" svg:x="11.55cm" svg:y="5.225cm">
          <text:p text:style-name="P1">UDP or TCP</text:p>
          <text:p text:style-name="P1"><text:s/>packet 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4.8cm" svg:height="3.2cm" svg:x="37.2cm" svg:y="18.762cm">
          <text:p text:style-name="P1">UDP or TCP</text:p>
          <text:p text:style-name="P1"><text:s/>packet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6.8cm" svg:height="1.1cm" svg:x="1cm" svg:y="19.9cm">
          <draw:text-box>
            <text:p>Shared queue objects</text:p>
          </draw:text-box>
        </draw:frame>
        <draw:custom-shape draw:style-name="gr7" draw:text-style-name="P1" draw:layer="layout" svg:width="1.2cm" svg:height="2.9cm" svg:x="7.7cm" svg:y="18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layer="layout" svg:width="6.8cm" svg:height="1.1cm" svg:x="1.5cm" svg:y="28.9cm">
          <draw:text-box>
            <text:p>Shared dict objects</text:p>
          </draw:text-box>
        </draw:frame>
        <draw:custom-shape draw:style-name="gr7" draw:text-style-name="P1" draw:layer="layout" svg:width="1.2cm" svg:height="10.2cm" svg:x="7.5cm" svg:y="24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layer="layout" svg:width="6.8cm" svg:height="1.1cm" svg:x="1cm" svg:y="6.4cm">
          <draw:text-box>
            <text:p>Shared queue objects</text:p>
          </draw:text-box>
        </draw:frame>
        <draw:custom-shape draw:style-name="gr7" draw:text-style-name="P1" draw:layer="layout" svg:width="1.2cm" svg:height="2.9cm" svg:x="7.7cm" svg:y="5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6.9cm" svg:height="1.673cm" svg:x="23.4cm" svg:y="0.1cm">
          <draw:text-box>
            <text:p text:style-name="P1">Thread/Process pools [1-4]</text:p>
          </draw:text-box>
        </draw:frame>
        <draw:line draw:style-name="gr4" draw:text-style-name="P1" draw:layer="layout" svg:x1="23.5cm" svg:y1="1.6cm" svg:x2="17.3cm" svg:y2="4.4cm">
          <text:p/>
        </draw:line>
        <draw:line draw:style-name="gr4" draw:text-style-name="P1" draw:layer="layout" svg:x1="25.8cm" svg:y1="1.8cm" svg:x2="24cm" svg:y2="4.4cm">
          <text:p/>
        </draw:line>
        <draw:line draw:style-name="gr4" draw:text-style-name="P1" draw:layer="layout" svg:x1="28.1cm" svg:y1="1.7cm" svg:x2="31.2cm" svg:y2="4.4cm">
          <text:p/>
        </draw:line>
        <draw:line draw:style-name="gr4" draw:text-style-name="P1" draw:layer="layout" svg:x1="30.1cm" svg:y1="1.5cm" svg:x2="37.4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</meta:initial-creator>
    <meta:creation-date>2014-02-11T21:25:29.875234174</meta:creation-date>
    <dc:date>2014-02-11T23:31:10.226017200</dc:date>
    <dc:creator>Steven </dc:creator>
    <meta:editing-duration>PT1H35M8S</meta:editing-duration>
    <meta:editing-cycles>4</meta:editing-cycles>
    <meta:generator>LibreOffice/4.1.2.3$Linux_X86_64 LibreOffice_project/410m0$Build-3</meta:generator>
    <meta:document-statistic meta:object-count="46"/>
  </office:meta>
</office:document-meta>
</file>